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fo:background-color="#00ffff" style:font-weight-asian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background-color="#00ffff" style:font-size-asian="10.5pt" style:font-size-complex="12pt"/>
    </style:style>
    <style:style style:name="T3" style:family="text">
      <style:text-properties fo:background-color="#00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Proxy esiee</text:p>
          </table:table-cell>
        </table:table-row>
      </table:table>
      <text:p text:style-name="P1"/>
      <text:p text:style-name="P1"/>
      <text:list xml:id="list18542467071" text:style-name="L1">
        <text:list-header>
          <text:p text:style-name="P3">Configuration du proxy pour GIT</text:p>
          <text:p text:style-name="P4"/>
        </text:list-header>
      </text:list>
      <text:p text:style-name="P2">Dans un terminal exécutez la commande :</text:p>
      <text:p text:style-name="P2"/>
      <text:p text:style-name="P11">git config --global http.proxy http://cache.esiee.fr:3128</text:p>
      <text:p text:style-name="P8"/>
      <text:list xml:id="list947003681" text:continue-numbering="true" text:style-name="L1">
        <text:list-header>
          <text:p text:style-name="P9"/>
          <text:p text:style-name="P9"/>
          <text:p text:style-name="P3">Configuration du proxy pour maven</text:p>
        </text:list-header>
      </text:list>
      <text:p text:style-name="P8"/>
      <text:list xml:id="list1172703935" text:continue-numbering="true" text:style-name="L1">
        <text:list-item>
          <text:p text:style-name="P4">Démarrer Artifactory (si ce n'est pas encore fait) et afficher <text:s/>la console via Firefox</text:p>
          <text:p text:style-name="P4"/>
        </text:list-item>
        <text:list-item>
          <text:p text:style-name="P10"><text:span text:style-name="T1">En haut à droite, s'authentifier avec l'utilisateur : </text:span><text:span text:style-name="T2">admin</text:span><text:span text:style-name="T1"> et le mot de pass : </text:span><text:span text:style-name="T2">password</text:span></text:p>
          <text:p text:style-name="P10"><text:span text:style-name="T2"/></text:p>
        </text:list-item>
        <text:list-item>
          <text:p text:style-name="P6">Se positionner dans l'onglet « Admin », puis cliquer à gauche sur « Proxies »</text:p>
          <text:p text:style-name="P6"/>
        </text:list-item>
        <text:list-item>
          <text:p text:style-name="P6">Ajouter un nouveau proxy (faire « New » à gauche), puis renseigner les valeurs ci-dessous :</text:p>
        </text:list-item>
      </text:list>
      <text:list xml:id="list1884353667" text:style-name="L2">
        <text:list-item>
          <text:list>
            <text:list-item>
              <text:list>
                <text:list-item>
                  <text:p text:style-name="P7">Cocher « System Default »</text:p>
                </text:list-item>
                <text:list-item>
                  <text:p text:style-name="P7">Host : <text:span text:style-name="T3">cache.esiee.fr</text:span></text:p>
                </text:list-item>
                <text:list-item>
                  <text:p text:style-name="P7">Port : <text:span text:style-name="T3">3128</text:span></text:p>
                </text:list-item>
              </text:list>
            </text:list-item>
          </text:list>
        </text:list-item>
      </text:list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0-11T15:54:37</meta:creation-date>
    <dc:date>2016-10-11T16:13:18</dc:date>
    <dc:creator>etudiant </dc:creator>
    <meta:editing-duration>PT7M3S</meta:editing-duration>
    <meta:editing-cycles>9</meta:editing-cycles>
    <meta:generator>LibreOffice/3.5$Linux_X86_64 LibreOffice_project/350m1$Build-2</meta:generator>
    <meta:document-statistic meta:table-count="1" meta:image-count="0" meta:object-count="0" meta:page-count="1" meta:paragraph-count="12" meta:word-count="104" meta:character-count="581" meta:non-whitespace-character-count="496"/>
  </office:meta>
</office:document-meta>
</file>